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automatic-styles>
    <style:style style:name="P1" style:family="paragraph" style:parent-style-name="Text_20_body">
      <style:text-properties style:font-name="PP Pier Sans" fo:font-size="9pt" officeooo:rsid="0001c4eb" officeooo:paragraph-rsid="0001c4eb" style:font-size-asian="7.84999990463257pt" style:font-size-complex="9pt"/>
    </style:style>
    <style:style style:name="P2" style:family="paragraph" style:parent-style-name="Text_20_body">
      <style:text-properties style:font-name="PP Pier Sans" fo:font-size="12pt" officeooo:rsid="0001c4eb" officeooo:paragraph-rsid="0001c4eb" style:font-size-asian="10.5pt" style:font-size-complex="12pt"/>
    </style:style>
    <style:style style:name="P3" style:family="paragraph" style:parent-style-name="Title">
      <style:text-properties style:font-name="PP Pier Sans Bold" officeooo:rsid="0001c4eb" officeooo:paragraph-rsid="0001c4eb"/>
    </style:style>
    <style:style style:name="T1" style:family="text">
      <style:text-properties officeooo:rsid="0002e0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ver Letter</text:p>
      <text:p text:style-name="P1">Javier Pedragosa Lozano <text:span text:style-name="T1">(Back-End Developer)</text:span></text:p>
      <text:p text:style-name="P1"><text:a xlink:type="simple" xlink:href="mailto:javipedragosa@gmail.com" text:style-name="Internet_20_link" text:visited-style-name="Visited_20_Internet_20_Link">javipedragosa@gmail.com</text:a><text:tab/><text:tab/>649 928 915</text:p>
      <text:p text:style-name="P1">To: <text:span text:style-name="T1">Tamara Greco</text:span></text:p>
      <text:p text:style-name="P2">Dear Ms. <text:span text:style-name="T1">Greco</text:span>,</text:p>
      <text:p text:style-name="P2">I am writing to express my interest in the Senior Back-End Developer poisition in InchesWeb. Your company’s well regarded reputation for creating <text:span text:style-name="T1">some of </text:span>the most <text:span text:style-name="T1">visited, useful, and </text:span>breath-taking websites, immediately caught my attention.</text:p>
      <text:p text:style-name="P2"/>
      <text:p text:style-name="P2">In my current role as a Junior Back-End Developer, I have <text:span text:style-name="T1">achieved notable improvements</text:span> by providing a revolutionary database system for user queries inside our company’s <text:span text:style-name="T1">inside system</text:span>. <text:span text:style-name="T1">I would like to point out that</text:span> I developed an inside app for employees to be able to recieve help requests from our users, reducing queries by 20% and response times by up to 50%, showing my commitment to delivering tangible, measurable improvements.</text:p>
      <text:p text:style-name="P2"/>
      <text:p text:style-name="P2">Your company’s <text:span text:style-name="T1">motto</text:span> <text:span text:style-name="T1">of</text:span> <text:span text:style-name="T1">learning continuously</text:span> <text:span text:style-name="T1">resonates with the way I usually approach all aspects of life</text:span>. <text:span text:style-name="T1">After noticing some technical challenges</text:span>, I initiated a company-wide training program for all employees to be able to use the help requests platform efficiently and efectively that reduced initial training times by 2 weeks.</text:p>
      <text:p text:style-name="P2"/>
      <text:p text:style-name="P2">Furthermore, I am aligned with InchesWeb’s inclusive ethos. In my current role, I implemented accessibility features in our main system as well as the inside app such as settings that enable users to enlarge icons and even a screen narrator. Another little detail I had in mind while developing the inside app was avoiding colours that could be problematic for colour-blind people. I am confident that my proven track record in improving a company’s overall efficiency in the office, coupled with a shared commitment to innovation and inclusivity, will significantly elevate the <text:span text:style-name="T1">quality of your workplace as well as easing the employees’ minds.</text:span></text:p>
      <text:p text:style-name="P2"/>
      <text:p text:style-name="P2">I <text:span text:style-name="T1">would love to have</text:span> the opportunity to discuss more in detail how my <text:span text:style-name="T1">capabilities</text:span> align with the specific needs of InchesWeb. Please feel free to contact me at your earliest convenience to schedule an interview.</text:p>
      <text:p text:style-name="P2"/>
      <text:p text:style-name="P2">Thank your for considering my application. I am eager to bring my skills, experience and passion for excellence to your tea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9:01:34.042678413</meta:creation-date>
    <meta:print-date>2024-10-07T19:23:59.978290635</meta:print-date>
    <meta:printed-by>PDF files</meta:printed-by>
    <dc:date>2024-10-07T19:24:55.715403579</dc:date>
    <meta:editing-duration>PT36S</meta:editing-duration>
    <meta:editing-cycles>1</meta:editing-cycles>
    <meta:document-statistic meta:table-count="0" meta:image-count="0" meta:object-count="0" meta:page-count="1" meta:paragraph-count="11" meta:word-count="334" meta:character-count="2112" meta:non-whitespace-character-count="1788"/>
    <meta:generator>LibreOffice/24.2.6.2$Linux_X86_64 LibreOffice_project/420$Build-2</meta:generator>
  </office:meta>
</office:document-meta>
</file>